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9.99mm" svg:height="89.99mm" svg:x="17.8mm" svg:y="73.77mm">
            <loext:p draw:notify-on-update-of-ranges="Sheet1.B3:Sheet1.B13 Sheet1.C2:Sheet1.C2 Sheet1.C3:Sheet1.C13 Sheet1.D2:Sheet1.D2 Sheet1.D3:Sheet1.D13 Sheet1.E2:Sheet1.E2 Sheet1.E3:Sheet1.E13 Sheet1.F2:Sheet1.F2 Sheet1.F3:Sheet1.F13 Sheet1.G2:Sheet1.G2 Sheet1.G3:Sheet1.G13 Sheet1.H2:Sheet1.H2 Sheet1.H3:Sheet1.H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8.78mm" svg:y="89.18mm">
            <loext:p draw:notify-on-update-of-ranges="Sheet1.J3:Sheet1.J13 Sheet1.K2:Sheet1.K2 Sheet1.K3:Sheet1.K13 Sheet1.L2:Sheet1.L2 Sheet1.L3:Sheet1.L13 Sheet1.M2:Sheet1.M2 Sheet1.M3:Sheet1.M13 Sheet1.N2:Sheet1.N2 Sheet1.N3:Sheet1.N13 Sheet1.O2:Sheet1.O2 Sheet1.O3:Sheet1.O13 Sheet1.P2:Sheet1.P2 Sheet1.P3:Sheet1.P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7.19mm" svg:y="99.8mm">
            <loext:p draw:notify-on-update-of-ranges="Sheet1.R3:Sheet1.R13 Sheet1.S2:Sheet1.S2 Sheet1.S3:Sheet1.S13 Sheet1.T2:Sheet1.T2 Sheet1.T3:Sheet1.T13 Sheet1.U2:Sheet1.U2 Sheet1.U3:Sheet1.U13 Sheet1.V2:Sheet1.V2 Sheet1.V3:Sheet1.V13 Sheet1.W2:Sheet1.W2 Sheet1.W3:Sheet1.W13 Sheet1.X2:Sheet1.X2 Sheet1.X3:Sheet1.X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Total % successful throughput (B)</text:p>
          </table:table-cell>
          <table:table-cell table:number-columns-repeated="7"/>
          <table:table-cell office:value-type="string" calcext:value-type="string">
            <text:p>Average % of beacons received</text:p>
          </table:table-cell>
          <table:table-cell table:number-columns-repeated="7"/>
          <table:table-cell office:value-type="string" calcext:value-type="string">
            <text:p>Total % successful throughput (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.1810089020772" calcext:value-type="float">
            <text:p>97.1810089021</text:p>
          </table:table-cell>
          <table:table-cell office:value-type="float" office:value="98.3679525222552" calcext:value-type="float">
            <text:p>98.3679525223</text:p>
          </table:table-cell>
          <table:table-cell office:value-type="float" office:value="99.2581602373887" calcext:value-type="float">
            <text:p>99.2581602374</text:p>
          </table:table-cell>
          <table:table-cell table:number-columns-repeated="3" office:value-type="float" office:value="99.5548961424332" calcext:value-type="float">
            <text:p>99.55489614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S3]/[.T3]*100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7.3958333333333" calcext:value-type="float">
            <text:p>97.3958333333</text:p>
          </table:table-cell>
          <table:table-cell office:value-type="float" office:value="98.9583333333333" calcext:value-type="float">
            <text:p>98.958333333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.0682492581602" calcext:value-type="float">
            <text:p>96.0682492582</text:p>
          </table:table-cell>
          <table:table-cell office:value-type="float" office:value="97.700296735905" calcext:value-type="float">
            <text:p>97.7002967359</text:p>
          </table:table-cell>
          <table:table-cell office:value-type="float" office:value="98.7388724035608" calcext:value-type="float">
            <text:p>98.7388724036</text:p>
          </table:table-cell>
          <table:table-cell table:number-columns-repeated="3" office:value-type="float" office:value="99.3323442136498" calcext:value-type="float">
            <text:p>99.33234421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98.9583333333333" calcext:value-type="float">
            <text:p>98.9583333333</text:p>
          </table:table-cell>
          <table:table-cell table:formula="of:=[.S4]/[.T4]*100" office:value-type="float" office:value="99.4736842105263" calcext:value-type="float">
            <text:p>99.473684210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9.2950391644909" calcext:value-type="float">
            <text:p>89.2950391645</text:p>
          </table:table-cell>
          <table:table-cell office:value-type="float" office:value="95.5613577023499" calcext:value-type="float">
            <text:p>95.5613577023</text:p>
          </table:table-cell>
          <table:table-cell office:value-type="float" office:value="96.3446475195823" calcext:value-type="float">
            <text:p>96.3446475196</text:p>
          </table:table-cell>
          <table:table-cell office:value-type="float" office:value="98.4334203655353" calcext:value-type="float">
            <text:p>98.4334203655</text:p>
          </table:table-cell>
          <table:table-cell table:number-columns-repeated="2" office:value-type="float" office:value="98.6945169712794" calcext:value-type="float">
            <text:p>98.69451697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.2507418397626" calcext:value-type="float">
            <text:p>94.2507418398</text:p>
          </table:table-cell>
          <table:table-cell office:value-type="float" office:value="97.2922848664689" calcext:value-type="float">
            <text:p>97.2922848665</text:p>
          </table:table-cell>
          <table:table-cell office:value-type="float" office:value="98.6646884272997" calcext:value-type="float">
            <text:p>98.6646884273</text:p>
          </table:table-cell>
          <table:table-cell table:number-columns-repeated="3" office:value-type="float" office:value="99.406528189911" calcext:value-type="float">
            <text:p>99.40652818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.6145833333333" calcext:value-type="float">
            <text:p>96.6145833333</text:p>
          </table:table-cell>
          <table:table-cell office:value-type="float" office:value="98.4375" calcext:value-type="float">
            <text:p>98.4375</text:p>
          </table:table-cell>
          <table:table-cell table:formula="of:=[.S5]/[.T5]*100" office:value-type="float" office:value="98.1481481481481" calcext:value-type="float">
            <text:p>98.1481481481</text:p>
          </table:table-cell>
          <table:table-cell office:value-type="float" office:value="99.4791666666667" calcext:value-type="float">
            <text:p>99.4791666667</text:p>
          </table:table-cell>
          <table:table-cell office:value-type="float" office:value="97.65625" calcext:value-type="float">
            <text:p>97.65625</text:p>
          </table:table-cell>
          <table:table-cell office:value-type="float" office:value="96.09375" calcext:value-type="float">
            <text:p>96.093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.7291666666667" calcext:value-type="float">
            <text:p>80.7291666667</text:p>
          </table:table-cell>
          <table:table-cell office:value-type="float" office:value="90.625" calcext:value-type="float">
            <text:p>90.625</text:p>
          </table:table-cell>
          <table:table-cell office:value-type="float" office:value="94.921875" calcext:value-type="float">
            <text:p>94.921875</text:p>
          </table:table-cell>
          <table:table-cell office:value-type="float" office:value="97.9166666666667" calcext:value-type="float">
            <text:p>97.9166666667</text:p>
          </table:table-cell>
          <table:table-cell office:value-type="float" office:value="98.828125" calcext:value-type="float">
            <text:p>98.828125</text:p>
          </table:table-cell>
          <table:table-cell office:value-type="float" office:value="99.0885416666667" calcext:value-type="float">
            <text:p>99.08854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0.6899109792285" calcext:value-type="float">
            <text:p>90.6899109792</text:p>
          </table:table-cell>
          <table:table-cell office:value-type="float" office:value="96.0682492581602" calcext:value-type="float">
            <text:p>96.0682492582</text:p>
          </table:table-cell>
          <table:table-cell office:value-type="float" office:value="98.5719584569733" calcext:value-type="float">
            <text:p>98.571958457</text:p>
          </table:table-cell>
          <table:table-cell table:number-columns-repeated="3" office:value-type="float" office:value="99.6290801186944" calcext:value-type="float">
            <text:p>99.62908011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.6145833333333" calcext:value-type="float">
            <text:p>96.6145833333</text:p>
          </table:table-cell>
          <table:table-cell office:value-type="float" office:value="98.4375" calcext:value-type="float">
            <text:p>98.4375</text:p>
          </table:table-cell>
          <table:table-cell table:formula="of:=[.S6]/[.T6]*100" office:value-type="float" office:value="98.1481481481481" calcext:value-type="float">
            <text:p>98.1481481481</text:p>
          </table:table-cell>
          <table:table-cell office:value-type="float" office:value="99.3489583333333" calcext:value-type="float">
            <text:p>99.3489583333</text:p>
          </table:table-cell>
          <table:table-cell office:value-type="float" office:value="98.5677083333333" calcext:value-type="float">
            <text:p>98.5677083333</text:p>
          </table:table-cell>
          <table:table-cell office:value-type="float" office:value="96.09375" calcext:value-type="float">
            <text:p>96.093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6.514657980456" calcext:value-type="float">
            <text:p>66.5146579805</text:p>
          </table:table-cell>
          <table:table-cell office:value-type="float" office:value="80.2605863192182" calcext:value-type="float">
            <text:p>80.2605863192</text:p>
          </table:table-cell>
          <table:table-cell office:value-type="float" office:value="90.228013029316" calcext:value-type="float">
            <text:p>90.2280130293</text:p>
          </table:table-cell>
          <table:table-cell office:value-type="float" office:value="95.3745928338762" calcext:value-type="float">
            <text:p>95.3745928339</text:p>
          </table:table-cell>
          <table:table-cell office:value-type="float" office:value="97.0684039087948" calcext:value-type="float">
            <text:p>97.0684039088</text:p>
          </table:table-cell>
          <table:table-cell office:value-type="float" office:value="98.3061889250814" calcext:value-type="float">
            <text:p>98.30618892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2.2236646884273" calcext:value-type="float">
            <text:p>82.2236646884</text:p>
          </table:table-cell>
          <table:table-cell office:value-type="float" office:value="91.2741097922849" calcext:value-type="float">
            <text:p>91.2741097923</text:p>
          </table:table-cell>
          <table:table-cell office:value-type="float" office:value="98.2103115727003" calcext:value-type="float">
            <text:p>98.2103115727</text:p>
          </table:table-cell>
          <table:table-cell office:value-type="float" office:value="99.5919881305638" calcext:value-type="float">
            <text:p>99.5919881306</text:p>
          </table:table-cell>
          <table:table-cell table:number-columns-repeated="2" office:value-type="float" office:value="99.6105341246291" calcext:value-type="float">
            <text:p>99.61053412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5.703125" calcext:value-type="float">
            <text:p>95.703125</text:p>
          </table:table-cell>
          <table:table-cell office:value-type="float" office:value="97.8515625" calcext:value-type="float">
            <text:p>97.8515625</text:p>
          </table:table-cell>
          <table:table-cell table:formula="of:=[.S7]/[.T7]*100" office:value-type="float" office:value="97.8043912175649" calcext:value-type="float">
            <text:p>97.8043912176</text:p>
          </table:table-cell>
          <table:table-cell office:value-type="float" office:value="99.5442708333333" calcext:value-type="float">
            <text:p>99.5442708333</text:p>
          </table:table-cell>
          <table:table-cell office:value-type="float" office:value="97.3307291666667" calcext:value-type="float">
            <text:p>97.3307291667</text:p>
          </table:table-cell>
          <table:table-cell office:value-type="float" office:value="94.2708333333333" calcext:value-type="float">
            <text:p>94.270833333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8.4039087947883" calcext:value-type="float">
            <text:p>48.4039087948</text:p>
          </table:table-cell>
          <table:table-cell office:value-type="float" office:value="66.1889250814332" calcext:value-type="float">
            <text:p>66.1889250814</text:p>
          </table:table-cell>
          <table:table-cell office:value-type="float" office:value="81.6612377850163" calcext:value-type="float">
            <text:p>81.661237785</text:p>
          </table:table-cell>
          <table:table-cell office:value-type="float" office:value="92.0195439739414" calcext:value-type="float">
            <text:p>92.0195439739</text:p>
          </table:table-cell>
          <table:table-cell office:value-type="float" office:value="94.7882736156352" calcext:value-type="float">
            <text:p>94.7882736156</text:p>
          </table:table-cell>
          <table:table-cell office:value-type="float" office:value="96.514657980456" calcext:value-type="float">
            <text:p>96.51465798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3.2520400593472" calcext:value-type="float">
            <text:p>73.2520400593</text:p>
          </table:table-cell>
          <table:table-cell office:value-type="float" office:value="85.4553041543027" calcext:value-type="float">
            <text:p>85.4553041543</text:p>
          </table:table-cell>
          <table:table-cell office:value-type="float" office:value="95.4052299703264" calcext:value-type="float">
            <text:p>95.4052299703</text:p>
          </table:table-cell>
          <table:table-cell office:value-type="float" office:value="99.7357195845697" calcext:value-type="float">
            <text:p>99.7357195846</text:p>
          </table:table-cell>
          <table:table-cell office:value-type="float" office:value="99.7449925816024" calcext:value-type="float">
            <text:p>99.7449925816</text:p>
          </table:table-cell>
          <table:table-cell office:value-type="float" office:value="99.754265578635" calcext:value-type="float">
            <text:p>99.75426557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2.8385416666667" calcext:value-type="float">
            <text:p>92.8385416667</text:p>
          </table:table-cell>
          <table:table-cell office:value-type="float" office:value="95.3450520833333" calcext:value-type="float">
            <text:p>95.3450520833</text:p>
          </table:table-cell>
          <table:table-cell table:formula="of:=[.S8]/[.T8]*100" office:value-type="float" office:value="97.3711164219871" calcext:value-type="float">
            <text:p>97.371116422</text:p>
          </table:table-cell>
          <table:table-cell office:value-type="float" office:value="98.1119791666667" calcext:value-type="float">
            <text:p>98.1119791667</text:p>
          </table:table-cell>
          <table:table-cell office:value-type="float" office:value="94.921875" calcext:value-type="float">
            <text:p>94.921875</text:p>
          </table:table-cell>
          <table:table-cell office:value-type="float" office:value="90.8528645833333" calcext:value-type="float">
            <text:p>90.85286458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7.3319225134299" calcext:value-type="float">
            <text:p>27.3319225134</text:p>
          </table:table-cell>
          <table:table-cell office:value-type="float" office:value="47.9570242552499" calcext:value-type="float">
            <text:p>47.9570242552</text:p>
          </table:table-cell>
          <table:table-cell office:value-type="float" office:value="67.9635357317272" calcext:value-type="float">
            <text:p>67.9635357317</text:p>
          </table:table-cell>
          <table:table-cell office:value-type="float" office:value="85.3003418525151" calcext:value-type="float">
            <text:p>85.3003418525</text:p>
          </table:table-cell>
          <table:table-cell office:value-type="float" office:value="90.932769005372" calcext:value-type="float">
            <text:p>90.9327690054</text:p>
          </table:table-cell>
          <table:table-cell office:value-type="float" office:value="94.2699006999837" calcext:value-type="float">
            <text:p>94.2699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7.1819362017804" calcext:value-type="float">
            <text:p>57.1819362018</text:p>
          </table:table-cell>
          <table:table-cell office:value-type="float" office:value="75.7256120178042" calcext:value-type="float">
            <text:p>75.7256120178</text:p>
          </table:table-cell>
          <table:table-cell office:value-type="float" office:value="90.3885385756677" calcext:value-type="float">
            <text:p>90.3885385757</text:p>
          </table:table-cell>
          <table:table-cell office:value-type="float" office:value="99.7334013353116" calcext:value-type="float">
            <text:p>99.7334013353</text:p>
          </table:table-cell>
          <table:table-cell table:number-columns-repeated="2" office:value-type="float" office:value="99.7403560830861" calcext:value-type="float">
            <text:p>99.74035608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9.013671875" calcext:value-type="float">
            <text:p>89.013671875</text:p>
          </table:table-cell>
          <table:table-cell office:value-type="float" office:value="92.1875" calcext:value-type="float">
            <text:p>92.1875</text:p>
          </table:table-cell>
          <table:table-cell table:formula="of:=[.S9]/[.T9]*100" office:value-type="float" office:value="96.5572033898305" calcext:value-type="float">
            <text:p>96.5572033898</text:p>
          </table:table-cell>
          <table:table-cell office:value-type="float" office:value="97.16796875" calcext:value-type="float">
            <text:p>97.16796875</text:p>
          </table:table-cell>
          <table:table-cell office:value-type="float" office:value="94.4010416666667" calcext:value-type="float">
            <text:p>94.4010416667</text:p>
          </table:table-cell>
          <table:table-cell office:value-type="float" office:value="91.7154947916667" calcext:value-type="float">
            <text:p>91.715494791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.1917942038424" calcext:value-type="float">
            <text:p>16.1917942038</text:p>
          </table:table-cell>
          <table:table-cell office:value-type="float" office:value="31.0892217518724" calcext:value-type="float">
            <text:p>31.0892217519</text:p>
          </table:table-cell>
          <table:table-cell office:value-type="float" office:value="53.1178769130576" calcext:value-type="float">
            <text:p>53.1178769131</text:p>
          </table:table-cell>
          <table:table-cell office:value-type="float" office:value="74.5848257896451" calcext:value-type="float">
            <text:p>74.5848257896</text:p>
          </table:table-cell>
          <table:table-cell office:value-type="float" office:value="83.5884076847932" calcext:value-type="float">
            <text:p>83.5884076848</text:p>
          </table:table-cell>
          <table:table-cell office:value-type="float" office:value="90.0113969391078" calcext:value-type="float">
            <text:p>90.011396939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0.6699740356083" calcext:value-type="float">
            <text:p>50.6699740356</text:p>
          </table:table-cell>
          <table:table-cell office:value-type="float" office:value="68.142618694362" calcext:value-type="float">
            <text:p>68.1426186944</text:p>
          </table:table-cell>
          <table:table-cell office:value-type="float" office:value="88.8712444362018" calcext:value-type="float">
            <text:p>88.8712444362</text:p>
          </table:table-cell>
          <table:table-cell office:value-type="float" office:value="99.6986275964392" calcext:value-type="float">
            <text:p>99.6986275964</text:p>
          </table:table-cell>
          <table:table-cell office:value-type="float" office:value="99.7021049703264" calcext:value-type="float">
            <text:p>99.7021049703</text:p>
          </table:table-cell>
          <table:table-cell office:value-type="float" office:value="99.7044232195846" calcext:value-type="float">
            <text:p>99.704423219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4.5133463541667" calcext:value-type="float">
            <text:p>84.5133463542</text:p>
          </table:table-cell>
          <table:table-cell office:value-type="float" office:value="89.0869140625" calcext:value-type="float">
            <text:p>89.0869140625</text:p>
          </table:table-cell>
          <table:table-cell table:formula="of:=[.S10]/[.T10]*100" office:value-type="float" office:value="94.866173380835" calcext:value-type="float">
            <text:p>94.8661733808</text:p>
          </table:table-cell>
          <table:table-cell office:value-type="float" office:value="94.5963541666667" calcext:value-type="float">
            <text:p>94.5963541667</text:p>
          </table:table-cell>
          <table:table-cell office:value-type="float" office:value="91.7399088541667" calcext:value-type="float">
            <text:p>91.7399088542</text:p>
          </table:table-cell>
          <table:table-cell office:value-type="float" office:value="90.4947916666667" calcext:value-type="float">
            <text:p>90.494791666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6.73480190561505" calcext:value-type="float">
            <text:p>6.7348019056</text:p>
          </table:table-cell>
          <table:table-cell office:value-type="float" office:value="15.9004845474164" calcext:value-type="float">
            <text:p>15.9004845474</text:p>
          </table:table-cell>
          <table:table-cell office:value-type="float" office:value="35.0747180259783" calcext:value-type="float">
            <text:p>35.074718026</text:p>
          </table:table-cell>
          <table:table-cell office:value-type="float" office:value="59.2002931715461" calcext:value-type="float">
            <text:p>59.2002931715</text:p>
          </table:table-cell>
          <table:table-cell office:value-type="float" office:value="72.3156480312716" calcext:value-type="float">
            <text:p>72.3156480313</text:p>
          </table:table-cell>
          <table:table-cell office:value-type="float" office:value="82.3730607923775" calcext:value-type="float">
            <text:p>82.373060792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5.1788529302671" calcext:value-type="float">
            <text:p>35.1788529303</text:p>
          </table:table-cell>
          <table:table-cell office:value-type="float" office:value="54.7187963649852" calcext:value-type="float">
            <text:p>54.718796365</text:p>
          </table:table-cell>
          <table:table-cell office:value-type="float" office:value="81.9588047106825" calcext:value-type="float">
            <text:p>81.9588047107</text:p>
          </table:table-cell>
          <table:table-cell office:value-type="float" office:value="99.7241283382789" calcext:value-type="float">
            <text:p>99.7241283383</text:p>
          </table:table-cell>
          <table:table-cell office:value-type="float" office:value="99.7339808976261" calcext:value-type="float">
            <text:p>99.7339808976</text:p>
          </table:table-cell>
          <table:table-cell office:value-type="float" office:value="99.7374582715134" calcext:value-type="float">
            <text:p>99.737458271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0.615234375" calcext:value-type="float">
            <text:p>80.615234375</text:p>
          </table:table-cell>
          <table:table-cell office:value-type="float" office:value="85.02197265625" calcext:value-type="float">
            <text:p>85.0219726563</text:p>
          </table:table-cell>
          <table:table-cell table:formula="of:=[.S11]/[.T11]*100" office:value-type="float" office:value="94.8169418521177" calcext:value-type="float">
            <text:p>94.8169418521</text:p>
          </table:table-cell>
          <table:table-cell office:value-type="float" office:value="91.3370768229167" calcext:value-type="float">
            <text:p>91.3370768229</text:p>
          </table:table-cell>
          <table:table-cell office:value-type="float" office:value="90.12451171875" calcext:value-type="float">
            <text:p>90.1245117188</text:p>
          </table:table-cell>
          <table:table-cell office:value-type="float" office:value="88.8997395833333" calcext:value-type="float">
            <text:p>88.899739583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.77438527927048" calcext:value-type="float">
            <text:p>2.7743852793</text:p>
          </table:table-cell>
          <table:table-cell office:value-type="float" office:value="8.42289529392607" calcext:value-type="float">
            <text:p>8.4228952939</text:p>
          </table:table-cell>
          <table:table-cell office:value-type="float" office:value="21.6923139553819" calcext:value-type="float">
            <text:p>21.6923139554</text:p>
          </table:table-cell>
          <table:table-cell office:value-type="float" office:value="42.4421918254356" calcext:value-type="float">
            <text:p>42.4421918254</text:p>
          </table:table-cell>
          <table:table-cell office:value-type="float" office:value="57.2117733268197" calcext:value-type="float">
            <text:p>57.2117733268</text:p>
          </table:table-cell>
          <table:table-cell office:value-type="float" office:value="70.2247191011236" calcext:value-type="float">
            <text:p>70.224719101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5.7143105526706" calcext:value-type="float">
            <text:p>25.7143105527</text:p>
          </table:table-cell>
          <table:table-cell office:value-type="float" office:value="48.6655577707715" calcext:value-type="float">
            <text:p>48.6655577708</text:p>
          </table:table-cell>
          <table:table-cell office:value-type="float" office:value="79.2916589391691" calcext:value-type="float">
            <text:p>79.2916589392</text:p>
          </table:table-cell>
          <table:table-cell office:value-type="float" office:value="99.7255772440653" calcext:value-type="float">
            <text:p>99.7255772441</text:p>
          </table:table-cell>
          <table:table-cell office:value-type="float" office:value="99.7336911164689" calcext:value-type="float">
            <text:p>99.7336911165</text:p>
          </table:table-cell>
          <table:table-cell office:value-type="float" office:value="99.7380378338279" calcext:value-type="float">
            <text:p>99.738037833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5.3011067708333" calcext:value-type="float">
            <text:p>75.3011067708</text:p>
          </table:table-cell>
          <table:table-cell office:value-type="float" office:value="80.9529622395833" calcext:value-type="float">
            <text:p>80.9529622396</text:p>
          </table:table-cell>
          <table:table-cell table:formula="of:=[.S12]/[.T12]*100" office:value-type="float" office:value="93.0183463181704" calcext:value-type="float">
            <text:p>93.0183463182</text:p>
          </table:table-cell>
          <table:table-cell office:value-type="float" office:value="88.24462890625" calcext:value-type="float">
            <text:p>88.2446289063</text:p>
          </table:table-cell>
          <table:table-cell office:value-type="float" office:value="87.396240234375" calcext:value-type="float">
            <text:p>87.3962402344</text:p>
          </table:table-cell>
          <table:table-cell office:value-type="float" office:value="86.846923828125" calcext:value-type="float">
            <text:p>86.8469238281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16725199776047" calcext:value-type="float">
            <text:p>2.1672519978</text:p>
          </table:table-cell>
          <table:table-cell office:value-type="float" office:value="4.03827556369929" calcext:value-type="float">
            <text:p>4.0382755637</text:p>
          </table:table-cell>
          <table:table-cell office:value-type="float" office:value="11.4887769125057" calcext:value-type="float">
            <text:p>11.4887769125</text:p>
          </table:table-cell>
          <table:table-cell office:value-type="float" office:value="26.963913065608" calcext:value-type="float">
            <text:p>26.9639130656</text:p>
          </table:table-cell>
          <table:table-cell office:value-type="float" office:value="39.7902987733496" calcext:value-type="float">
            <text:p>39.7902987733</text:p>
          </table:table-cell>
          <table:table-cell office:value-type="float" office:value="53.9563292105665" calcext:value-type="float">
            <text:p>53.956329210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9.4542841246291" calcext:value-type="float">
            <text:p>39.4542841246</text:p>
          </table:table-cell>
          <table:table-cell office:value-type="float" office:value="42.5850797477745" calcext:value-type="float">
            <text:p>42.5850797478</text:p>
          </table:table-cell>
          <table:table-cell office:value-type="float" office:value="72.6352408660979" calcext:value-type="float">
            <text:p>72.6352408661</text:p>
          </table:table-cell>
          <table:table-cell office:value-type="float" office:value="99.7202162926558" calcext:value-type="float">
            <text:p>99.7202162927</text:p>
          </table:table-cell>
          <table:table-cell office:value-type="float" office:value="99.7277506027448" calcext:value-type="float">
            <text:p>99.7277506027</text:p>
          </table:table-cell>
          <table:table-cell office:value-type="float" office:value="99.7322422106825" calcext:value-type="float">
            <text:p>99.732242210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7.88330078125" calcext:value-type="float">
            <text:p>67.8833007813</text:p>
          </table:table-cell>
          <table:table-cell office:value-type="float" office:value="75.640869140625" calcext:value-type="float">
            <text:p>75.6408691406</text:p>
          </table:table-cell>
          <table:table-cell table:formula="of:=[.S13]/[.T13]*100" office:value-type="float" office:value="89.7442104413782" calcext:value-type="float">
            <text:p>89.7442104414</text:p>
          </table:table-cell>
          <table:table-cell office:value-type="float" office:value="84.0830485026042" calcext:value-type="float">
            <text:p>84.0830485026</text:p>
          </table:table-cell>
          <table:table-cell office:value-type="float" office:value="83.5205078125" calcext:value-type="float">
            <text:p>83.5205078125</text:p>
          </table:table-cell>
          <table:table-cell office:value-type="float" office:value="83.4554036458333" calcext:value-type="float">
            <text:p>83.4554036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8:06:08.434731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7:37:07.325822701</meta:creation-date>
    <dc:date>2018-04-11T18:30:59.526867835</dc:date>
    <meta:editing-duration>PT14M6S</meta:editing-duration>
    <meta:editing-cycles>3</meta:editing-cycles>
    <meta:generator>LibreOffice/5.1.6.2$Linux_X86_64 LibreOffice_project/10m0$Build-2</meta:generator>
    <meta:document-statistic meta:table-count="1" meta:cell-count="2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3cm" svg:y="0.316cm" chart:style-name="ch2">
          <text:p>Total % Successful throughput (B)</text:p>
        </chart:title>
        <chart:subtitle svg:x="3.696cm" svg:y="1.275cm" chart:style-name="ch3">
          <text:p>Transmission interval = 900s, pkt size = 21 bytes</text:p>
        </chart:subtitle>
        <chart:legend chart:legend-position="end" svg:x="13.995cm" svg:y="2.956cm" style:legend-expansion="high" chart:style-name="ch4"/>
        <chart:plot-area chart:style-name="ch5" table:cell-range-address="Sheet1.B2:Sheet1.H13" chart:data-source-has-labels="both" svg:x="1.331cm" svg:y="2.138cm" svg:width="12.344cm" svg:height="5.701cm">
          <chartooo:coordinate-region svg:x="1.952cm" svg:y="2.337cm" svg:width="11.165cm" svg:height="4.855cm"/>
          <chart:axis chart:dimension="x" chart:name="primary-x" chart:style-name="ch6" chartooo:axis-type="auto">
            <chartooo:date-scale/>
            <chart:title svg:x="6.864cm" svg:y="8.019cm" chart:style-name="ch7">
              <text:p># nodes</text:p>
            </chart:title>
            <chart:categories table:cell-range-address="Sheet1.B3:Sheet1.B13"/>
          </chart:axis>
          <chart:axis chart:dimension="y" chart:name="primary-y" chart:style-name="ch6">
            <chart:title svg:x="0.451cm" svg:y="6.844cm" chart:style-name="ch8">
              <text:p>% successful throughput </text:p>
            </chart:title>
            <chart:grid chart:style-name="ch9" chart:class="major"/>
          </chart:axis>
          <chart:series chart:style-name="ch10" chart:values-cell-range-address="Sheet1.C3:Sheet1.C13" chart:label-cell-address="Sheet1.C2:Sheet1.C2" chart:class="chart:line">
            <chart:data-point chart:repeated="11"/>
          </chart:series>
          <chart:series chart:style-name="ch11" chart:values-cell-range-address="Sheet1.D3:Sheet1.D13" chart:label-cell-address="Sheet1.D2:Sheet1.D2" chart:class="chart:line">
            <chart:data-point chart:repeated="11"/>
          </chart:series>
          <chart:series chart:style-name="ch12" chart:values-cell-range-address="Sheet1.E3:Sheet1.E13" chart:label-cell-address="Sheet1.E2:Sheet1.E2" chart:class="chart:line">
            <chart:data-point chart:repeated="11"/>
          </chart:series>
          <chart:series chart:style-name="ch13" chart:values-cell-range-address="Sheet1.F3:Sheet1.F13" chart:label-cell-address="Sheet1.F2:Sheet1.F2" chart:class="chart:line">
            <chart:data-point chart:repeated="11"/>
          </chart:series>
          <chart:series chart:style-name="ch14" chart:values-cell-range-address="Sheet1.G3:Sheet1.G13" chart:label-cell-address="Sheet1.G2:Sheet1.G2" chart:class="chart:line">
            <chart:data-point chart:repeated="11"/>
          </chart:series>
          <chart:series chart:style-name="ch15" chart:values-cell-range-address="Sheet1.H3:Sheet1.H13" chart:label-cell-address="Sheet1.H2:Sheet1.H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C2:Sheet1.C2</svg:desc>
                </draw:g>
              </table:table-cell>
              <table:table-cell office:value-type="string">
                <text:p>DR1</text:p>
                <draw:g>
                  <svg:desc>Sheet1.D2:Sheet1.D2</svg:desc>
                </draw:g>
              </table:table-cell>
              <table:table-cell office:value-type="string">
                <text:p>DR2</text:p>
                <draw:g>
                  <svg:desc>Sheet1.E2:Sheet1.E2</svg:desc>
                </draw:g>
              </table:table-cell>
              <table:table-cell office:value-type="string">
                <text:p>DR3</text:p>
                <draw:g>
                  <svg:desc>Sheet1.F2:Sheet1.F2</svg:desc>
                </draw:g>
              </table:table-cell>
              <table:table-cell office:value-type="string">
                <text:p>DR4</text:p>
                <draw:g>
                  <svg:desc>Sheet1.G2:Sheet1.G2</svg:desc>
                </draw:g>
              </table:table-cell>
              <table:table-cell office:value-type="string">
                <text:p>DR5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13</svg:desc>
                </draw:g>
              </table:table-cell>
              <table:table-cell office:value-type="float" office:value="100">
                <text:p>100</text:p>
                <draw:g>
                  <svg:desc>Sheet1.C3:Sheet1.C13</svg:desc>
                </draw:g>
              </table:table-cell>
              <table:table-cell office:value-type="float" office:value="100">
                <text:p>100</text:p>
                <draw:g>
                  <svg:desc>Sheet1.D3:Sheet1.D13</svg:desc>
                </draw:g>
              </table:table-cell>
              <table:table-cell office:value-type="float" office:value="100">
                <text:p>100</text:p>
                <draw:g>
                  <svg:desc>Sheet1.E3:Sheet1.E13</svg:desc>
                </draw:g>
              </table:table-cell>
              <table:table-cell office:value-type="float" office:value="100">
                <text:p>100</text:p>
                <draw:g>
                  <svg:desc>Sheet1.F3:Sheet1.F13</svg:desc>
                </draw:g>
              </table:table-cell>
              <table:table-cell office:value-type="float" office:value="100">
                <text:p>100</text:p>
                <draw:g>
                  <svg:desc>Sheet1.G3:Sheet1.G13</svg:desc>
                </draw:g>
              </table:table-cell>
              <table:table-cell office:value-type="float" office:value="100">
                <text:p>100</text:p>
                <draw:g>
                  <svg:desc>Sheet1.H3:Sheet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.3958333333333">
                <text:p>97.395833333333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9.2950391644909">
                <text:p>89.2950391644909</text:p>
              </table:table-cell>
              <table:table-cell office:value-type="float" office:value="95.5613577023499">
                <text:p>95.5613577023499</text:p>
              </table:table-cell>
              <table:table-cell office:value-type="float" office:value="96.3446475195823">
                <text:p>96.3446475195823</text:p>
              </table:table-cell>
              <table:table-cell office:value-type="float" office:value="98.4334203655353">
                <text:p>98.4334203655353</text:p>
              </table:table-cell>
              <table:table-cell office:value-type="float" office:value="98.6945169712794">
                <text:p>98.6945169712794</text:p>
              </table:table-cell>
              <table:table-cell office:value-type="float" office:value="98.6945169712794">
                <text:p>98.69451697127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90.625">
                <text:p>90.625</text:p>
              </table:table-cell>
              <table:table-cell office:value-type="float" office:value="94.921875">
                <text:p>94.921875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98.828125">
                <text:p>98.828125</text:p>
              </table:table-cell>
              <table:table-cell office:value-type="float" office:value="99.0885416666667">
                <text:p>99.088541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.514657980456">
                <text:p>66.514657980456</text:p>
              </table:table-cell>
              <table:table-cell office:value-type="float" office:value="80.2605863192182">
                <text:p>80.2605863192182</text:p>
              </table:table-cell>
              <table:table-cell office:value-type="float" office:value="90.228013029316">
                <text:p>90.228013029316</text:p>
              </table:table-cell>
              <table:table-cell office:value-type="float" office:value="95.3745928338762">
                <text:p>95.3745928338762</text:p>
              </table:table-cell>
              <table:table-cell office:value-type="float" office:value="97.0684039087948">
                <text:p>97.0684039087948</text:p>
              </table:table-cell>
              <table:table-cell office:value-type="float" office:value="98.3061889250814">
                <text:p>98.30618892508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8.4039087947883">
                <text:p>48.4039087947883</text:p>
              </table:table-cell>
              <table:table-cell office:value-type="float" office:value="66.1889250814332">
                <text:p>66.1889250814332</text:p>
              </table:table-cell>
              <table:table-cell office:value-type="float" office:value="81.6612377850163">
                <text:p>81.6612377850163</text:p>
              </table:table-cell>
              <table:table-cell office:value-type="float" office:value="92.0195439739414">
                <text:p>92.0195439739414</text:p>
              </table:table-cell>
              <table:table-cell office:value-type="float" office:value="94.7882736156352">
                <text:p>94.7882736156352</text:p>
              </table:table-cell>
              <table:table-cell office:value-type="float" office:value="96.514657980456">
                <text:p>96.51465798045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7.3319225134299">
                <text:p>27.3319225134299</text:p>
              </table:table-cell>
              <table:table-cell office:value-type="float" office:value="47.9570242552499">
                <text:p>47.9570242552499</text:p>
              </table:table-cell>
              <table:table-cell office:value-type="float" office:value="67.9635357317272">
                <text:p>67.9635357317272</text:p>
              </table:table-cell>
              <table:table-cell office:value-type="float" office:value="85.3003418525151">
                <text:p>85.3003418525151</text:p>
              </table:table-cell>
              <table:table-cell office:value-type="float" office:value="90.932769005372">
                <text:p>90.932769005372</text:p>
              </table:table-cell>
              <table:table-cell office:value-type="float" office:value="94.2699006999837">
                <text:p>94.269900699983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.1917942038424">
                <text:p>16.1917942038424</text:p>
              </table:table-cell>
              <table:table-cell office:value-type="float" office:value="31.0892217518724">
                <text:p>31.0892217518724</text:p>
              </table:table-cell>
              <table:table-cell office:value-type="float" office:value="53.1178769130576">
                <text:p>53.1178769130576</text:p>
              </table:table-cell>
              <table:table-cell office:value-type="float" office:value="74.5848257896451">
                <text:p>74.5848257896451</text:p>
              </table:table-cell>
              <table:table-cell office:value-type="float" office:value="83.5884076847932">
                <text:p>83.5884076847932</text:p>
              </table:table-cell>
              <table:table-cell office:value-type="float" office:value="90.0113969391078">
                <text:p>90.01139693910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.73480190561505">
                <text:p>6.73480190561505</text:p>
              </table:table-cell>
              <table:table-cell office:value-type="float" office:value="15.9004845474164">
                <text:p>15.9004845474164</text:p>
              </table:table-cell>
              <table:table-cell office:value-type="float" office:value="35.0747180259783">
                <text:p>35.0747180259783</text:p>
              </table:table-cell>
              <table:table-cell office:value-type="float" office:value="59.2002931715461">
                <text:p>59.2002931715461</text:p>
              </table:table-cell>
              <table:table-cell office:value-type="float" office:value="72.3156480312716">
                <text:p>72.3156480312716</text:p>
              </table:table-cell>
              <table:table-cell office:value-type="float" office:value="82.3730607923775">
                <text:p>82.37306079237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77438527927048">
                <text:p>2.77438527927048</text:p>
              </table:table-cell>
              <table:table-cell office:value-type="float" office:value="8.42289529392607">
                <text:p>8.42289529392607</text:p>
              </table:table-cell>
              <table:table-cell office:value-type="float" office:value="21.6923139553819">
                <text:p>21.6923139553819</text:p>
              </table:table-cell>
              <table:table-cell office:value-type="float" office:value="42.4421918254356">
                <text:p>42.4421918254356</text:p>
              </table:table-cell>
              <table:table-cell office:value-type="float" office:value="57.2117733268197">
                <text:p>57.2117733268197</text:p>
              </table:table-cell>
              <table:table-cell office:value-type="float" office:value="70.2247191011236">
                <text:p>70.224719101123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16725199776047">
                <text:p>2.16725199776047</text:p>
              </table:table-cell>
              <table:table-cell office:value-type="float" office:value="4.03827556369929">
                <text:p>4.03827556369929</text:p>
              </table:table-cell>
              <table:table-cell office:value-type="float" office:value="11.4887769125057">
                <text:p>11.4887769125057</text:p>
              </table:table-cell>
              <table:table-cell office:value-type="float" office:value="26.963913065608">
                <text:p>26.963913065608</text:p>
              </table:table-cell>
              <table:table-cell office:value-type="float" office:value="39.7902987733496">
                <text:p>39.7902987733496</text:p>
              </table:table-cell>
              <table:table-cell office:value-type="float" office:value="53.9563292105665">
                <text:p>53.9563292105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06cm" svg:y="0.316cm" chart:style-name="ch2">
          <text:p>% beacons received</text:p>
        </chart:title>
        <chart:subtitle svg:x="5.496cm" svg:y="1.275cm" chart:style-name="ch3">
          <text:p>transmission interval = 900s</text:p>
        </chart:subtitle>
        <chart:legend chart:legend-position="end" svg:x="13.995cm" svg:y="2.956cm" style:legend-expansion="high" chart:style-name="ch4"/>
        <chart:plot-area chart:style-name="ch5" table:cell-range-address="Sheet1.J2:Sheet1.P13" chart:data-source-has-labels="both" svg:x="1.331cm" svg:y="2.138cm" svg:width="12.344cm" svg:height="5.701cm">
          <chartooo:coordinate-region svg:x="1.952cm" svg:y="2.337cm" svg:width="11.165cm" svg:height="4.855cm"/>
          <chart:axis chart:dimension="x" chart:name="primary-x" chart:style-name="ch6" chartooo:axis-type="auto">
            <chartooo:date-scale/>
            <chart:title svg:x="6.864cm" svg:y="8.019cm" chart:style-name="ch7">
              <text:p># nodes</text:p>
            </chart:title>
            <chart:categories table:cell-range-address="Sheet1.J3:Sheet1.J13"/>
          </chart:axis>
          <chart:axis chart:dimension="y" chart:name="primary-y" chart:style-name="ch6">
            <chart:title svg:x="0.451cm" svg:y="6.514cm" chart:style-name="ch8">
              <text:p>% beacons received</text:p>
            </chart:title>
            <chart:grid chart:style-name="ch9" chart:class="major"/>
          </chart:axis>
          <chart:series chart:style-name="ch10" chart:values-cell-range-address="Sheet1.K3:Sheet1.K13" chart:label-cell-address="Sheet1.K2:Sheet1.K2" chart:class="chart:line">
            <chart:data-point chart:repeated="11"/>
          </chart:series>
          <chart:series chart:style-name="ch11" chart:values-cell-range-address="Sheet1.L3:Sheet1.L13" chart:label-cell-address="Sheet1.L2:Sheet1.L2" chart:class="chart:line">
            <chart:data-point chart:repeated="11"/>
          </chart:series>
          <chart:series chart:style-name="ch12" chart:values-cell-range-address="Sheet1.M3:Sheet1.M13" chart:label-cell-address="Sheet1.M2:Sheet1.M2" chart:class="chart:line">
            <chart:data-point chart:repeated="11"/>
          </chart:series>
          <chart:series chart:style-name="ch13" chart:values-cell-range-address="Sheet1.N3:Sheet1.N13" chart:label-cell-address="Sheet1.N2:Sheet1.N2" chart:class="chart:line">
            <chart:data-point chart:repeated="11"/>
          </chart:series>
          <chart:series chart:style-name="ch14" chart:values-cell-range-address="Sheet1.O3:Sheet1.O13" chart:label-cell-address="Sheet1.O2:Sheet1.O2" chart:class="chart:line">
            <chart:data-point chart:repeated="11"/>
          </chart:series>
          <chart:series chart:style-name="ch15" chart:values-cell-range-address="Sheet1.P3:Sheet1.P13" chart:label-cell-address="Sheet1.P2:Sheet1.P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K2:Sheet1.K2</svg:desc>
                </draw:g>
              </table:table-cell>
              <table:table-cell office:value-type="string">
                <text:p>DR1</text:p>
                <draw:g>
                  <svg:desc>Sheet1.L2:Sheet1.L2</svg:desc>
                </draw:g>
              </table:table-cell>
              <table:table-cell office:value-type="string">
                <text:p>DR2</text:p>
                <draw:g>
                  <svg:desc>Sheet1.M2:Sheet1.M2</svg:desc>
                </draw:g>
              </table:table-cell>
              <table:table-cell office:value-type="string">
                <text:p>DR3</text:p>
                <draw:g>
                  <svg:desc>Sheet1.N2:Sheet1.N2</svg:desc>
                </draw:g>
              </table:table-cell>
              <table:table-cell office:value-type="string">
                <text:p>DR4</text:p>
                <draw:g>
                  <svg:desc>Sheet1.O2:Sheet1.O2</svg:desc>
                </draw:g>
              </table:table-cell>
              <table:table-cell office:value-type="string">
                <text:p>DR5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:Sheet1.J13</svg:desc>
                </draw:g>
              </table:table-cell>
              <table:table-cell office:value-type="float" office:value="97.1810089020772">
                <text:p>97.1810089020772</text:p>
                <draw:g>
                  <svg:desc>Sheet1.K3:Sheet1.K13</svg:desc>
                </draw:g>
              </table:table-cell>
              <table:table-cell office:value-type="float" office:value="98.3679525222552">
                <text:p>98.3679525222552</text:p>
                <draw:g>
                  <svg:desc>Sheet1.L3:Sheet1.L13</svg:desc>
                </draw:g>
              </table:table-cell>
              <table:table-cell office:value-type="float" office:value="99.2581602373887">
                <text:p>99.2581602373887</text:p>
                <draw:g>
                  <svg:desc>Sheet1.M3:Sheet1.M13</svg:desc>
                </draw:g>
              </table:table-cell>
              <table:table-cell office:value-type="float" office:value="99.5548961424332">
                <text:p>99.5548961424332</text:p>
                <draw:g>
                  <svg:desc>Sheet1.N3:Sheet1.N13</svg:desc>
                </draw:g>
              </table:table-cell>
              <table:table-cell office:value-type="float" office:value="99.5548961424332">
                <text:p>99.5548961424332</text:p>
                <draw:g>
                  <svg:desc>Sheet1.O3:Sheet1.O13</svg:desc>
                </draw:g>
              </table:table-cell>
              <table:table-cell office:value-type="float" office:value="99.5548961424332">
                <text:p>99.5548961424332</text:p>
                <draw:g>
                  <svg:desc>Sheet1.P3:Sheet1.P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6.0682492581602">
                <text:p>96.0682492581602</text:p>
              </table:table-cell>
              <table:table-cell office:value-type="float" office:value="97.700296735905">
                <text:p>97.700296735905</text:p>
              </table:table-cell>
              <table:table-cell office:value-type="float" office:value="98.7388724035608">
                <text:p>98.7388724035608</text:p>
              </table:table-cell>
              <table:table-cell office:value-type="float" office:value="99.3323442136498">
                <text:p>99.3323442136498</text:p>
              </table:table-cell>
              <table:table-cell office:value-type="float" office:value="99.3323442136498">
                <text:p>99.3323442136498</text:p>
              </table:table-cell>
              <table:table-cell office:value-type="float" office:value="99.3323442136498">
                <text:p>99.3323442136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.2507418397626">
                <text:p>94.2507418397626</text:p>
              </table:table-cell>
              <table:table-cell office:value-type="float" office:value="97.2922848664689">
                <text:p>97.2922848664689</text:p>
              </table:table-cell>
              <table:table-cell office:value-type="float" office:value="98.6646884272997">
                <text:p>98.6646884272997</text:p>
              </table:table-cell>
              <table:table-cell office:value-type="float" office:value="99.406528189911">
                <text:p>99.406528189911</text:p>
              </table:table-cell>
              <table:table-cell office:value-type="float" office:value="99.406528189911">
                <text:p>99.406528189911</text:p>
              </table:table-cell>
              <table:table-cell office:value-type="float" office:value="99.406528189911">
                <text:p>99.4065281899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.6899109792285">
                <text:p>90.6899109792285</text:p>
              </table:table-cell>
              <table:table-cell office:value-type="float" office:value="96.0682492581602">
                <text:p>96.0682492581602</text:p>
              </table:table-cell>
              <table:table-cell office:value-type="float" office:value="98.5719584569733">
                <text:p>98.5719584569733</text:p>
              </table:table-cell>
              <table:table-cell office:value-type="float" office:value="99.6290801186944">
                <text:p>99.6290801186944</text:p>
              </table:table-cell>
              <table:table-cell office:value-type="float" office:value="99.6290801186944">
                <text:p>99.6290801186944</text:p>
              </table:table-cell>
              <table:table-cell office:value-type="float" office:value="99.6290801186944">
                <text:p>99.62908011869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2.2236646884273">
                <text:p>82.2236646884273</text:p>
              </table:table-cell>
              <table:table-cell office:value-type="float" office:value="91.2741097922849">
                <text:p>91.2741097922849</text:p>
              </table:table-cell>
              <table:table-cell office:value-type="float" office:value="98.2103115727003">
                <text:p>98.2103115727003</text:p>
              </table:table-cell>
              <table:table-cell office:value-type="float" office:value="99.5919881305638">
                <text:p>99.5919881305638</text:p>
              </table:table-cell>
              <table:table-cell office:value-type="float" office:value="99.6105341246291">
                <text:p>99.6105341246291</text:p>
              </table:table-cell>
              <table:table-cell office:value-type="float" office:value="99.6105341246291">
                <text:p>99.61053412462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.2520400593472">
                <text:p>73.2520400593472</text:p>
              </table:table-cell>
              <table:table-cell office:value-type="float" office:value="85.4553041543027">
                <text:p>85.4553041543027</text:p>
              </table:table-cell>
              <table:table-cell office:value-type="float" office:value="95.4052299703264">
                <text:p>95.4052299703264</text:p>
              </table:table-cell>
              <table:table-cell office:value-type="float" office:value="99.7357195845697">
                <text:p>99.7357195845697</text:p>
              </table:table-cell>
              <table:table-cell office:value-type="float" office:value="99.7449925816024">
                <text:p>99.7449925816024</text:p>
              </table:table-cell>
              <table:table-cell office:value-type="float" office:value="99.754265578635">
                <text:p>99.7542655786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1819362017804">
                <text:p>57.1819362017804</text:p>
              </table:table-cell>
              <table:table-cell office:value-type="float" office:value="75.7256120178042">
                <text:p>75.7256120178042</text:p>
              </table:table-cell>
              <table:table-cell office:value-type="float" office:value="90.3885385756677">
                <text:p>90.3885385756677</text:p>
              </table:table-cell>
              <table:table-cell office:value-type="float" office:value="99.7334013353116">
                <text:p>99.7334013353116</text:p>
              </table:table-cell>
              <table:table-cell office:value-type="float" office:value="99.7403560830861">
                <text:p>99.7403560830861</text:p>
              </table:table-cell>
              <table:table-cell office:value-type="float" office:value="99.7403560830861">
                <text:p>99.740356083086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0.6699740356083">
                <text:p>50.6699740356083</text:p>
              </table:table-cell>
              <table:table-cell office:value-type="float" office:value="68.142618694362">
                <text:p>68.142618694362</text:p>
              </table:table-cell>
              <table:table-cell office:value-type="float" office:value="88.8712444362018">
                <text:p>88.8712444362018</text:p>
              </table:table-cell>
              <table:table-cell office:value-type="float" office:value="99.6986275964392">
                <text:p>99.6986275964392</text:p>
              </table:table-cell>
              <table:table-cell office:value-type="float" office:value="99.7021049703264">
                <text:p>99.7021049703264</text:p>
              </table:table-cell>
              <table:table-cell office:value-type="float" office:value="99.7044232195846">
                <text:p>99.704423219584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5.1788529302671">
                <text:p>35.1788529302671</text:p>
              </table:table-cell>
              <table:table-cell office:value-type="float" office:value="54.7187963649852">
                <text:p>54.7187963649852</text:p>
              </table:table-cell>
              <table:table-cell office:value-type="float" office:value="81.9588047106825">
                <text:p>81.9588047106825</text:p>
              </table:table-cell>
              <table:table-cell office:value-type="float" office:value="99.7241283382789">
                <text:p>99.7241283382789</text:p>
              </table:table-cell>
              <table:table-cell office:value-type="float" office:value="99.7339808976261">
                <text:p>99.7339808976261</text:p>
              </table:table-cell>
              <table:table-cell office:value-type="float" office:value="99.7374582715134">
                <text:p>99.737458271513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.7143105526706">
                <text:p>25.7143105526706</text:p>
              </table:table-cell>
              <table:table-cell office:value-type="float" office:value="48.6655577707715">
                <text:p>48.6655577707715</text:p>
              </table:table-cell>
              <table:table-cell office:value-type="float" office:value="79.2916589391691">
                <text:p>79.2916589391691</text:p>
              </table:table-cell>
              <table:table-cell office:value-type="float" office:value="99.7255772440653">
                <text:p>99.7255772440653</text:p>
              </table:table-cell>
              <table:table-cell office:value-type="float" office:value="99.7336911164689">
                <text:p>99.7336911164689</text:p>
              </table:table-cell>
              <table:table-cell office:value-type="float" office:value="99.7380378338279">
                <text:p>99.73803783382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9.4542841246291">
                <text:p>39.4542841246291</text:p>
              </table:table-cell>
              <table:table-cell office:value-type="float" office:value="42.5850797477745">
                <text:p>42.5850797477745</text:p>
              </table:table-cell>
              <table:table-cell office:value-type="float" office:value="72.6352408660979">
                <text:p>72.6352408660979</text:p>
              </table:table-cell>
              <table:table-cell office:value-type="float" office:value="99.7202162926558">
                <text:p>99.7202162926558</text:p>
              </table:table-cell>
              <table:table-cell office:value-type="float" office:value="99.7277506027448">
                <text:p>99.7277506027448</text:p>
              </table:table-cell>
              <table:table-cell office:value-type="float" office:value="99.7322422106825">
                <text:p>99.7322422106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9cm" svg:y="0.316cm" chart:style-name="ch2">
          <text:p>% successful throughput (A)</text:p>
        </chart:title>
        <chart:subtitle svg:x="5.496cm" svg:y="1.275cm" chart:style-name="ch3">
          <text:p>transmission interval = 900s</text:p>
        </chart:subtitle>
        <chart:legend chart:legend-position="end" svg:x="13.995cm" svg:y="2.956cm" style:legend-expansion="high" chart:style-name="ch4"/>
        <chart:plot-area chart:style-name="ch5" table:cell-range-address="Sheet1.R2:Sheet1.X13" chart:data-source-has-labels="both" svg:x="1.331cm" svg:y="2.138cm" svg:width="12.344cm" svg:height="5.701cm">
          <chartooo:coordinate-region svg:x="1.952cm" svg:y="2.337cm" svg:width="11.165cm" svg:height="4.855cm"/>
          <chart:axis chart:dimension="x" chart:name="primary-x" chart:style-name="ch6" chartooo:axis-type="auto">
            <chartooo:date-scale/>
            <chart:title svg:x="6.864cm" svg:y="8.019cm" chart:style-name="ch7">
              <text:p># nodes</text:p>
            </chart:title>
            <chart:categories table:cell-range-address="Sheet1.R3:Sheet1.R13"/>
          </chart:axis>
          <chart:axis chart:dimension="y" chart:name="primary-y" chart:style-name="ch6">
            <chart:title svg:x="0.451cm" svg:y="6.805cm" chart:style-name="ch8">
              <text:p>% successful throughput</text:p>
            </chart:title>
            <chart:grid chart:style-name="ch9" chart:class="major"/>
          </chart:axis>
          <chart:series chart:style-name="ch10" chart:values-cell-range-address="Sheet1.S3:Sheet1.S13" chart:label-cell-address="Sheet1.S2:Sheet1.S2" chart:class="chart:line">
            <chart:data-point chart:repeated="11"/>
          </chart:series>
          <chart:series chart:style-name="ch11" chart:values-cell-range-address="Sheet1.T3:Sheet1.T13" chart:label-cell-address="Sheet1.T2:Sheet1.T2" chart:class="chart:line">
            <chart:data-point chart:repeated="11"/>
          </chart:series>
          <chart:series chart:style-name="ch12" chart:values-cell-range-address="Sheet1.U3:Sheet1.U13" chart:label-cell-address="Sheet1.U2:Sheet1.U2" chart:class="chart:line">
            <chart:data-point chart:repeated="11"/>
          </chart:series>
          <chart:series chart:style-name="ch13" chart:values-cell-range-address="Sheet1.V3:Sheet1.V13" chart:label-cell-address="Sheet1.V2:Sheet1.V2" chart:class="chart:line">
            <chart:data-point chart:repeated="11"/>
          </chart:series>
          <chart:series chart:style-name="ch14" chart:values-cell-range-address="Sheet1.W3:Sheet1.W13" chart:label-cell-address="Sheet1.W2:Sheet1.W2" chart:class="chart:line">
            <chart:data-point chart:repeated="11"/>
          </chart:series>
          <chart:series chart:style-name="ch15" chart:values-cell-range-address="Sheet1.X3:Sheet1.X13" chart:label-cell-address="Sheet1.X2:Sheet1.X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S2:Sheet1.S2</svg:desc>
                </draw:g>
              </table:table-cell>
              <table:table-cell office:value-type="string">
                <text:p>DR1</text:p>
                <draw:g>
                  <svg:desc>Sheet1.T2:Sheet1.T2</svg:desc>
                </draw:g>
              </table:table-cell>
              <table:table-cell office:value-type="string">
                <text:p>DR2</text:p>
                <draw:g>
                  <svg:desc>Sheet1.U2:Sheet1.U2</svg:desc>
                </draw:g>
              </table:table-cell>
              <table:table-cell office:value-type="string">
                <text:p>DR3</text:p>
                <draw:g>
                  <svg:desc>Sheet1.V2:Sheet1.V2</svg:desc>
                </draw:g>
              </table:table-cell>
              <table:table-cell office:value-type="string">
                <text:p>DR4</text:p>
                <draw:g>
                  <svg:desc>Sheet1.W2:Sheet1.W2</svg:desc>
                </draw:g>
              </table:table-cell>
              <table:table-cell office:value-type="string">
                <text:p>DR5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3:Sheet1.R13</svg:desc>
                </draw:g>
              </table:table-cell>
              <table:table-cell office:value-type="float" office:value="100">
                <text:p>100</text:p>
                <draw:g>
                  <svg:desc>Sheet1.S3:Sheet1.S13</svg:desc>
                </draw:g>
              </table:table-cell>
              <table:table-cell office:value-type="float" office:value="100">
                <text:p>100</text:p>
                <draw:g>
                  <svg:desc>Sheet1.T3:Sheet1.T13</svg:desc>
                </draw:g>
              </table:table-cell>
              <table:table-cell office:value-type="float" office:value="100">
                <text:p>100</text:p>
                <draw:g>
                  <svg:desc>Sheet1.U3:Sheet1.U13</svg:desc>
                </draw:g>
              </table:table-cell>
              <table:table-cell office:value-type="float" office:value="100">
                <text:p>100</text:p>
                <draw:g>
                  <svg:desc>Sheet1.V3:Sheet1.V13</svg:desc>
                </draw:g>
              </table:table-cell>
              <table:table-cell office:value-type="float" office:value="100">
                <text:p>100</text:p>
                <draw:g>
                  <svg:desc>Sheet1.W3:Sheet1.W13</svg:desc>
                </draw:g>
              </table:table-cell>
              <table:table-cell office:value-type="float" office:value="100">
                <text:p>100</text:p>
                <draw:g>
                  <svg:desc>Sheet1.X3:Sheet1.X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.4375">
                <text:p>98.4375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99.4736842105263">
                <text:p>99.473684210526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6.6145833333333">
                <text:p>96.6145833333333</text:p>
              </table:table-cell>
              <table:table-cell office:value-type="float" office:value="98.4375">
                <text:p>98.4375</text:p>
              </table:table-cell>
              <table:table-cell office:value-type="float" office:value="98.1481481481481">
                <text:p>98.1481481481481</text:p>
              </table:table-cell>
              <table:table-cell office:value-type="float" office:value="99.4791666666667">
                <text:p>99.4791666666667</text:p>
              </table:table-cell>
              <table:table-cell office:value-type="float" office:value="97.65625">
                <text:p>97.65625</text:p>
              </table:table-cell>
              <table:table-cell office:value-type="float" office:value="96.09375">
                <text:p>96.093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6145833333333">
                <text:p>96.6145833333333</text:p>
              </table:table-cell>
              <table:table-cell office:value-type="float" office:value="98.4375">
                <text:p>98.4375</text:p>
              </table:table-cell>
              <table:table-cell office:value-type="float" office:value="98.1481481481481">
                <text:p>98.1481481481481</text:p>
              </table:table-cell>
              <table:table-cell office:value-type="float" office:value="99.3489583333333">
                <text:p>99.3489583333333</text:p>
              </table:table-cell>
              <table:table-cell office:value-type="float" office:value="98.5677083333333">
                <text:p>98.5677083333333</text:p>
              </table:table-cell>
              <table:table-cell office:value-type="float" office:value="96.09375">
                <text:p>96.093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5.703125">
                <text:p>95.703125</text:p>
              </table:table-cell>
              <table:table-cell office:value-type="float" office:value="97.8515625">
                <text:p>97.8515625</text:p>
              </table:table-cell>
              <table:table-cell office:value-type="float" office:value="97.8043912175649">
                <text:p>97.8043912175649</text:p>
              </table:table-cell>
              <table:table-cell office:value-type="float" office:value="99.5442708333333">
                <text:p>99.5442708333333</text:p>
              </table:table-cell>
              <table:table-cell office:value-type="float" office:value="97.3307291666667">
                <text:p>97.3307291666667</text:p>
              </table:table-cell>
              <table:table-cell office:value-type="float" office:value="94.2708333333333">
                <text:p>94.2708333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2.8385416666667">
                <text:p>92.8385416666667</text:p>
              </table:table-cell>
              <table:table-cell office:value-type="float" office:value="95.3450520833333">
                <text:p>95.3450520833333</text:p>
              </table:table-cell>
              <table:table-cell office:value-type="float" office:value="97.3711164219871">
                <text:p>97.3711164219871</text:p>
              </table:table-cell>
              <table:table-cell office:value-type="float" office:value="98.1119791666667">
                <text:p>98.1119791666667</text:p>
              </table:table-cell>
              <table:table-cell office:value-type="float" office:value="94.921875">
                <text:p>94.921875</text:p>
              </table:table-cell>
              <table:table-cell office:value-type="float" office:value="90.8528645833333">
                <text:p>90.85286458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9.013671875">
                <text:p>89.013671875</text:p>
              </table:table-cell>
              <table:table-cell office:value-type="float" office:value="92.1875">
                <text:p>92.1875</text:p>
              </table:table-cell>
              <table:table-cell office:value-type="float" office:value="96.5572033898305">
                <text:p>96.5572033898305</text:p>
              </table:table-cell>
              <table:table-cell office:value-type="float" office:value="97.16796875">
                <text:p>97.16796875</text:p>
              </table:table-cell>
              <table:table-cell office:value-type="float" office:value="94.4010416666667">
                <text:p>94.4010416666667</text:p>
              </table:table-cell>
              <table:table-cell office:value-type="float" office:value="91.7154947916667">
                <text:p>91.715494791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4.5133463541667">
                <text:p>84.5133463541667</text:p>
              </table:table-cell>
              <table:table-cell office:value-type="float" office:value="89.0869140625">
                <text:p>89.0869140625</text:p>
              </table:table-cell>
              <table:table-cell office:value-type="float" office:value="94.866173380835">
                <text:p>94.866173380835</text:p>
              </table:table-cell>
              <table:table-cell office:value-type="float" office:value="94.5963541666667">
                <text:p>94.5963541666667</text:p>
              </table:table-cell>
              <table:table-cell office:value-type="float" office:value="91.7399088541667">
                <text:p>91.7399088541667</text:p>
              </table:table-cell>
              <table:table-cell office:value-type="float" office:value="90.4947916666667">
                <text:p>90.49479166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0.615234375">
                <text:p>80.615234375</text:p>
              </table:table-cell>
              <table:table-cell office:value-type="float" office:value="85.02197265625">
                <text:p>85.02197265625</text:p>
              </table:table-cell>
              <table:table-cell office:value-type="float" office:value="94.8169418521177">
                <text:p>94.8169418521177</text:p>
              </table:table-cell>
              <table:table-cell office:value-type="float" office:value="91.3370768229167">
                <text:p>91.3370768229167</text:p>
              </table:table-cell>
              <table:table-cell office:value-type="float" office:value="90.12451171875">
                <text:p>90.12451171875</text:p>
              </table:table-cell>
              <table:table-cell office:value-type="float" office:value="88.8997395833333">
                <text:p>88.899739583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5.3011067708333">
                <text:p>75.3011067708333</text:p>
              </table:table-cell>
              <table:table-cell office:value-type="float" office:value="80.9529622395833">
                <text:p>80.9529622395833</text:p>
              </table:table-cell>
              <table:table-cell office:value-type="float" office:value="93.0183463181704">
                <text:p>93.0183463181704</text:p>
              </table:table-cell>
              <table:table-cell office:value-type="float" office:value="88.24462890625">
                <text:p>88.24462890625</text:p>
              </table:table-cell>
              <table:table-cell office:value-type="float" office:value="87.396240234375">
                <text:p>87.396240234375</text:p>
              </table:table-cell>
              <table:table-cell office:value-type="float" office:value="86.846923828125">
                <text:p>86.846923828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7.88330078125">
                <text:p>67.88330078125</text:p>
              </table:table-cell>
              <table:table-cell office:value-type="float" office:value="75.640869140625">
                <text:p>75.640869140625</text:p>
              </table:table-cell>
              <table:table-cell office:value-type="float" office:value="89.7442104413782">
                <text:p>89.7442104413782</text:p>
              </table:table-cell>
              <table:table-cell office:value-type="float" office:value="84.0830485026042">
                <text:p>84.0830485026042</text:p>
              </table:table-cell>
              <table:table-cell office:value-type="float" office:value="83.5205078125">
                <text:p>83.5205078125</text:p>
              </table:table-cell>
              <table:table-cell office:value-type="float" office:value="83.4554036458333">
                <text:p>83.4554036458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